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3" style:family="table-cell" style:parent-style-name="Default" style:data-style-name="N114"/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16]/[.C18]" office:value-type="float" office:value="0.02" calcext:value-type="float">
            <text:p>0.02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26]-[.C27]" office:value-type="float" office:value="0.018" calcext:value-type="float">
            <text:p>0.018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4]+[.C35]+10*LOG10([.C31]/[.C33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3"/>
          <table:table-cell table:number-columns-repeated="4"/>
        </table:table-row>
        <table:table-row table:style-name="ro2">
          <table:table-cell table:style-name="ce13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15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.00000000000009" calcext:value-type="float">
            <text:p>5.000000000000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17" table:formula="of:=[.C59]-[$ofdm.C36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24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1]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ic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20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92" calcext:value-type="float">
            <text:p>3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504" calcext:value-type="float">
            <text:p>5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modem frame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modem frame</text:p>
          </table:table-cell>
          <table:table-cell table:formula="of:=[.C25]-[.C28]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codec frame</text:p>
          </table:table-cell>
          <table:table-cell table:formula="of:=[.C28]/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codec frame</text:p>
          </table:table-cell>
          <table:table-cell table:formula="of:=[.C9]-[.C30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75" calcext:value-type="float">
            <text:p>0.17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4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4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5]*[.C37]-[.C38]" office:value-type="float" office:value="7" calcext:value-type="float">
            <text:p>7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7]*[.C46]" office:value-type="float" office:value="1861.63522012579" calcext:value-type="float">
            <text:p>186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2]/[.C34]" office:value-type="float" office:value="0.021875" calcext:value-type="float">
            <text:p>0.02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2]-[.C43]" office:value-type="float" office:value="0.019875" calcext:value-type="float">
            <text:p>0.019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44]" office:value-type="float" office:value="50.314465408805" calcext:value-type="float">
            <text:p>50.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46]*[.C37]*2" office:value-type="float" office:value="3723.27044025157" calcext:value-type="float">
            <text:p>3723.27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0]+[.C51]+10*LOG10([.C47]/[.C49])" office:value-type="float" office:value="3.43803327682806" calcext:value-type="float">
            <text:p>3.44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06:50:33.658458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8-07-15T07:43:28.965775111</dc:date>
    <meta:editing-duration>PT12H47M42S</meta:editing-duration>
    <meta:editing-cycles>39</meta:editing-cycles>
    <meta:generator>LibreOffice/5.4.6.2$Linux_X86_64 LibreOffice_project/40m0$Build-2</meta:generator>
    <dc:creator>David </dc:creator>
    <meta:document-statistic meta:table-count="4" meta:cell-count="353" meta:object-count="0"/>
  </office:meta>
</office:document-meta>
</file>